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8.15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6.1mm"/>
    </style:style>
    <style:style style:name="co20" style:family="table-column">
      <style:table-column-properties fo:break-before="auto" style:column-width="29.26mm"/>
    </style:style>
    <style:style style:name="co21" style:family="table-column">
      <style:table-column-properties fo:break-before="auto" style:column-width="14.29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3.83mm"/>
    </style:style>
    <style:style style:name="co25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7" table:default-cell-style-name="ce11"/>
        <table:table-column table:style-name="co21" table:default-cell-style-name="ce11"/>
        <table:table-column table:style-name="co22" table:default-cell-style-name="ce11"/>
        <table:table-column table:style-name="co3" table:number-columns-repeated="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18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</text:p>
          </table:table-cell>
          <table:table-cell office:value-type="string" calcext:value-type="string">
            <text:p>11.42.</text:p>
          </table:table-cell>
          <table:table-cell table:number-columns-repeated="2"/>
          <table:table-cell office:value-type="string" calcext:value-type="string">
            <text:p>9142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+19.57=820.0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.00.0000</text:date>, <text:time style:data-style-name="N2" text:time-value="17:39:44.1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21T17:44:37.524000000</dc:date>
    <meta:editing-duration>P2DT19H38M23S</meta:editing-duration>
    <meta:editing-cycles>1060</meta:editing-cycles>
    <meta:document-statistic meta:table-count="2" meta:cell-count="4898" meta:object-count="0"/>
  </office:meta>
</office:document-meta>
</file>